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6.5pt" style:use-optimal-row-height="true"/>
    </style:style>
    <style:style style:name="ACOL-0" style:family="table-column">
      <style:table-column-properties style:column-width="54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新細明體"/>
    </style:style>
    <style:style style:name="ACE-1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新細明體"/>
    </style:style>
    <style:style style:name="ACOL-1" style:family="table-column">
      <style:table-column-properties style:column-width="78pt" style:use-optimal-column-width="false"/>
    </style:style>
    <style:style style:name="ACOL-2" style:family="table-column">
      <style:table-column-properties style:column-width="80.25pt" style:use-optimal-column-width="false"/>
    </style:style>
    <style:style style:name="ACOL-3" style:family="table-column">
      <style:table-column-properties style:column-width="87pt" style:use-optimal-column-width="false"/>
    </style:style>
    <style:style style:name="ACOL-4" style:family="table-column">
      <style:table-column-properties style:column-width="101.25pt" style:use-optimal-column-width="true"/>
    </style:style>
    <style:style style:name="ACOL-5" style:family="table-column">
      <style:table-column-properties style:column-width="87.75pt" style:use-optimal-column-width="true"/>
    </style:style>
    <style:style style:name="ACOL-6" style:family="table-column">
      <style:table-column-properties style:column-width="95.25pt" style:use-optimal-column-width="false"/>
    </style:style>
    <style:style style:name="ACOL-7" style:family="table-column">
      <style:table-column-properties style:column-width="96pt" style:use-optimal-column-width="false"/>
    </style:style>
    <style:style style:name="ACOL-8" style:family="table-column">
      <style:table-column-properties style:column-width="113.25pt" style:use-optimal-column-width="false"/>
    </style:style>
    <style:style style:name="ACOL-9" style:family="table-column">
      <style:table-column-properties style:column-width="108.75pt" style:use-optimal-column-width="false"/>
    </style:style>
    <style:style style:name="ACOL-10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raverse-B6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3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0" table:number-columns-repeated="16372"/>
        <table:table-row table:style-name="AROW-0">
          <table:table-cell table:number-columns-repeated="13" table:style-name="ACE-2"/>
          <table:table-cell table:number-columns-repeated="16371" table:style-name="ACE-0"/>
        </table:table-row>
        <table:table-row table:style-name="AROW-0">
          <table:table-cell table:style-name="ACE-1"/>
          <table:table-cell table:style-name="ACE-2"/>
          <table:table-cell table:style-name="ACE-2" office:value-type="string">
            <text:p>折角</text:p>
          </table:table-cell>
          <table:table-cell table:style-name="ACE-2" office:value-type="string">
            <text:p>方位角</text:p>
          </table:table-cell>
          <table:table-cell table:style-name="ACE-2" office:value-type="string">
            <text:p>平差後方位角</text:p>
          </table:table-cell>
          <table:table-cell table:style-name="ACE-2" office:value-type="string">
            <text:p>邊長</text:p>
          </table:table-cell>
          <table:table-cell table:style-name="ACE-2" office:value-type="string">
            <text:p>橫距</text:p>
          </table:table-cell>
          <table:table-cell table:style-name="ACE-2" office:value-type="string">
            <text:p>縱距</text:p>
          </table:table-cell>
          <table:table-cell table:style-name="ACE-2" office:value-type="string">
            <text:p>改正橫距</text:p>
          </table:table-cell>
          <table:table-cell table:style-name="ACE-2" office:value-type="string">
            <text:p>改正縱距</text:p>
          </table:table-cell>
          <table:table-cell table:style-name="ACE-2" office:value-type="string">
            <text:p>橫座標</text:p>
          </table:table-cell>
          <table:table-cell table:style-name="ACE-2" office:value-type="string">
            <text:p>縱座標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style-name="ACE-2"/>
          <table:table-cell table:style-name="ACE-2" office:value-type="string">
            <text:p>CK04</text:p>
          </table:table-cell>
          <table:table-cell table:style-name="ACE-2"/>
          <table:table-cell table:style-name="ACE-2" office:value-type="float" office:value="302.08929999999998">
            <text:p>302.089300</text:p>
          </table:table-cell>
          <table:table-cell table:style-name="ACE-2" table:formula="of:=[.D3]" office:value-type="float" office:value="302.08929999999998">
            <text:p>302.089300</text:p>
          </table:table-cell>
          <table:table-cell table:style-name="ACE-2" office:value-type="float" office:value="50.424599999999998">
            <text:p>50.424600</text:p>
          </table:table-cell>
          <table:table-cell table:style-name="ACE-2" table:formula="of:=[.F3]*SIN(RADIANS([.E3]))" office:value-type="float" office:value="-42.720787369170097">
            <text:p>−42.720787</text:p>
          </table:table-cell>
          <table:table-cell table:style-name="ACE-2" table:formula="of:=[.F3]*COS(RADIANS([.E3]))" office:value-type="float" office:value="26.787583163065616">
            <text:p>26.787583</text:p>
          </table:table-cell>
          <table:table-cell table:style-name="ACE-2" table:formula="of:=[.G3]" office:value-type="float" office:value="-42.720787369170097">
            <text:p>−42.720787</text:p>
          </table:table-cell>
          <table:table-cell table:style-name="ACE-2" table:formula="of:=[.H3]" office:value-type="float" office:value="26.787583163065616">
            <text:p>26.787583</text:p>
          </table:table-cell>
          <table:table-cell table:style-name="ACE-2" table:formula="of:=[.$F$13]-[.I3]" office:value-type="float" office:value="2544331.452787369">
            <text:p>2544331.452787</text:p>
          </table:table-cell>
          <table:table-cell table:style-name="ACE-2" table:formula="of:=[.$G$13]-[.J3]" office:value-type="float" office:value="169899.68841683693">
            <text:p>169899.688417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style-name="ACE-2"/>
          <table:table-cell table:style-name="ACE-2" office:value-type="string">
            <text:p>CK03</text:p>
          </table:table-cell>
          <table:table-cell table:style-name="ACE-2" table:formula="of:=[.D17]+([.E17]+[.F17]/60)/60" office:value-type="float" office:value="135.42638888888888">
            <text:p>135.426389</text:p>
          </table:table-cell>
          <table:table-cell table:style-name="ACE-2" table:formula="of:=[.D3]-180+[.C4]" office:value-type="float" office:value="257.51568888888886">
            <text:p>257.515689</text:p>
          </table:table-cell>
          <table:table-cell table:style-name="ACE-2" table:formula="of:=[.D4]+[.$D$11]" office:value-type="float" office:value="257.70485277777777">
            <text:p>257.704853</text:p>
          </table:table-cell>
          <table:table-cell table:style-name="ACE-2" office:value-type="float" office:value="70.340299999999999">
            <text:p>70.340300</text:p>
          </table:table-cell>
          <table:table-cell table:style-name="ACE-2" table:formula="of:=[.F4]*SIN(RADIANS([.E4]))" office:value-type="float" office:value="-68.726947724663546">
            <text:p>−68.726948</text:p>
          </table:table-cell>
          <table:table-cell table:style-name="ACE-2" table:formula="of:=[.F4]*COS(RADIANS([.E4]))" office:value-type="float" office:value="-14.978800370569203">
            <text:p>−14.978800</text:p>
          </table:table-cell>
          <table:table-cell table:style-name="ACE-2" table:formula="of:=[.G4]-[.$G$11]/4" office:value-type="float" office:value="-62.175734582347602">
            <text:p>−62.175735</text:p>
          </table:table-cell>
          <table:table-cell table:style-name="ACE-2" table:formula="of:=[.H4]-[.$H$11]/4" office:value-type="float" office:value="-6.6317372239707666">
            <text:p>−6.631737</text:p>
          </table:table-cell>
          <table:table-cell table:style-name="ACE-2" table:formula="of:=[.K3]-[.I4]" office:value-type="float" office:value="2544393.6285219514">
            <text:p>2544393.628522</text:p>
          </table:table-cell>
          <table:table-cell table:style-name="ACE-2" table:formula="of:=[.L3]-[.J4]" office:value-type="float" office:value="169906.3201540609">
            <text:p>169906.320154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style-name="ACE-2"/>
          <table:table-cell table:style-name="ACE-2" office:value-type="string">
            <text:p>B6-1</text:p>
          </table:table-cell>
          <table:table-cell table:style-name="ACE-2" table:formula="of:=[.D18]+([.E18]+[.F18]/60)/60" office:value-type="float" office:value="267.97944444444443">
            <text:p>267.979444</text:p>
          </table:table-cell>
          <table:table-cell table:style-name="ACE-2" table:formula="of:=[.D4]-180+[.C5]" office:value-type="float" office:value="345.49513333333329">
            <text:p>345.495133</text:p>
          </table:table-cell>
          <table:table-cell table:style-name="ACE-2" table:formula="of:=[.D5]+[.$D$11]*2" office:value-type="float" office:value="345.87346111111106">
            <text:p>345.873461</text:p>
          </table:table-cell>
          <table:table-cell table:style-name="ACE-2" office:value-type="float" office:value="119.9342">
            <text:p>119.934200</text:p>
          </table:table-cell>
          <table:table-cell table:style-name="ACE-2" table:formula="of:=[.F5]*SIN(RADIANS([.E5]))" office:value-type="float" office:value="-29.271647168197198">
            <text:p>−29.271647</text:p>
          </table:table-cell>
          <table:table-cell table:style-name="ACE-2" table:formula="of:=[.F5]*COS(RADIANS([.E5]))" office:value-type="float" office:value="116.30727836941492">
            <text:p>116.307278</text:p>
          </table:table-cell>
          <table:table-cell table:style-name="ACE-2" table:formula="of:=[.G5]-[.$G$11]/4" office:value-type="float" office:value="-22.720434025881254">
            <text:p>−22.720434</text:p>
          </table:table-cell>
          <table:table-cell table:style-name="ACE-2" table:formula="of:=[.H5]-[.$H$11]/4" office:value-type="float" office:value="124.65434151601335">
            <text:p>124.654342</text:p>
          </table:table-cell>
          <table:table-cell table:style-name="ACE-2" table:formula="of:=[.K4]-[.I5]" office:value-type="float" office:value="2544416.3489559772">
            <text:p>2544416.348956</text:p>
          </table:table-cell>
          <table:table-cell table:style-name="ACE-2" table:formula="of:=[.L4]-[.J5]" office:value-type="float" office:value="169781.66581254487">
            <text:p>169781.665813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style-name="ACE-2"/>
          <table:table-cell table:style-name="ACE-2" office:value-type="string">
            <text:p>B6-3</text:p>
          </table:table-cell>
          <table:table-cell table:style-name="ACE-2" table:formula="of:=[.D19]+([.E19]+[.F19]/60)/60" office:value-type="float" office:value="107.36750000000001">
            <text:p>107.367500</text:p>
          </table:table-cell>
          <table:table-cell table:style-name="ACE-2" table:formula="of:=[.D5]-180+[.C6]" office:value-type="float" office:value="272.86263333333329">
            <text:p>272.862633</text:p>
          </table:table-cell>
          <table:table-cell table:style-name="ACE-2" table:formula="of:=[.D6]+[.$D$11]*3" office:value-type="float" office:value="273.43012499999998">
            <text:p>273.430125</text:p>
          </table:table-cell>
          <table:table-cell table:style-name="ACE-2" office:value-type="float" office:value="70.617599999999996">
            <text:p>70.617600</text:p>
          </table:table-cell>
          <table:table-cell table:style-name="ACE-2" table:formula="of:=[.F6]*SIN(RADIANS([.E6]))" office:value-type="float" office:value="-70.491089121472385">
            <text:p>−70.491089</text:p>
          </table:table-cell>
          <table:table-cell table:style-name="ACE-2" table:formula="of:=[.F6]*COS(RADIANS([.E6]))" office:value-type="float" office:value="4.2251371845937351">
            <text:p>4.225137</text:p>
          </table:table-cell>
          <table:table-cell table:style-name="ACE-2" table:formula="of:=[.G6]-[.$G$11]/4" office:value-type="float" office:value="-63.93987597915644">
            <text:p>−63.939876</text:p>
          </table:table-cell>
          <table:table-cell table:style-name="ACE-2" table:formula="of:=[.H6]-[.$H$11]/4" office:value-type="float" office:value="12.572200331192171">
            <text:p>12.572200</text:p>
          </table:table-cell>
          <table:table-cell table:style-name="ACE-2" table:formula="of:=[.K5]-[.I6]" office:value-type="float" office:value="2544480.2888319562">
            <text:p>2544480.288832</text:p>
          </table:table-cell>
          <table:table-cell table:style-name="ACE-2" table:formula="of:=[.L5]-[.J6]" office:value-type="float" office:value="169769.09361221368">
            <text:p>169769.093612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style-name="ACE-2"/>
          <table:table-cell table:style-name="ACE-2" office:value-type="string">
            <text:p>GF02</text:p>
          </table:table-cell>
          <table:table-cell table:style-name="ACE-2" table:formula="of:=[.D20]+([.E20]+[.F20]/60)/60" office:value-type="float" office:value="214.77361111111111">
            <text:p>214.773611</text:p>
          </table:table-cell>
          <table:table-cell table:style-name="ACE-2" table:formula="of:=[.D6]-180+[.C7]" office:value-type="float" office:value="307.6362444444444">
            <text:p>307.636244</text:p>
          </table:table-cell>
          <table:table-cell table:style-name="ACE-2" table:formula="of:=[.D7]+[.$D$11]*4" office:value-type="float" office:value="308.3929">
            <text:p>308.392900</text:p>
          </table:table-cell>
          <table:table-cell table:style-name="ACE-2" office:value-type="float" office:value="71.803399999999996">
            <text:p>71.803400</text:p>
          </table:table-cell>
          <table:table-cell table:style-name="ACE-2" table:formula="of:=[.F7]*SIN(RADIANS([.E7]))" office:value-type="float" office:value="-56.277381186047421">
            <text:p>−56.277381</text:p>
          </table:table-cell>
          <table:table-cell table:style-name="ACE-2" table:formula="of:=[.F7]*COS(RADIANS([.E7]))" office:value-type="float" office:value="44.593549067105158">
            <text:p>44.593549</text:p>
          </table:table-cell>
          <table:table-cell table:style-name="ACE-2" table:formula="of:=[.G7]-[.$G$11]/4" office:value-type="float" office:value="-49.726168043731477">
            <text:p>−49.726168</text:p>
          </table:table-cell>
          <table:table-cell table:style-name="ACE-2" table:formula="of:=[.H7]-[.$H$11]/4" office:value-type="float" office:value="52.940612213703595">
            <text:p>52.940612</text:p>
          </table:table-cell>
          <table:table-cell table:style-name="ACE-2" table:formula="of:=[.K6]-[.I7]" office:value-type="float" office:value="2544530.0150000001">
            <text:p>2544530.015000</text:p>
          </table:table-cell>
          <table:table-cell table:style-name="ACE-2" table:formula="of:=[.L6]-[.J7]" office:value-type="float" office:value="169716.15299999996">
            <text:p>169716.153000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style-name="ACE-2"/>
          <table:table-cell table:style-name="ACE-2" office:value-type="string">
            <text:p>GF01</text:p>
          </table:table-cell>
          <table:table-cell table:number-columns-repeated="11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string">
            <text:p>真值</text:p>
          </table:table-cell>
          <table:table-cell table:style-name="ACE-2" office:value-type="float" office:value="308.3929">
            <text:p>308.392900</text:p>
          </table:table-cell>
          <table:table-cell table:style-name="ACE-2"/>
          <table:table-cell table:style-name="ACE-2" office:value-type="string">
            <text:p>計算值</text:p>
          </table:table-cell>
          <table:table-cell table:style-name="ACE-2" table:formula="of:=SUM([.G3:.G7])" office:value-type="float" office:value="-267.48785256955063">
            <text:p>−267.487853</text:p>
          </table:table-cell>
          <table:table-cell table:style-name="ACE-2" table:formula="of:=SUM([.H3:.H7])" office:value-type="float" office:value="176.93474741361021">
            <text:p>176.934747</text:p>
          </table:table-cell>
          <table:table-cell table:style-name="ACE-2" table:formula="of:=SUM([.I3:.I7])" office:value-type="float" office:value="-241.28300000028688">
            <text:p>−241.283000</text:p>
          </table:table-cell>
          <table:table-cell table:style-name="ACE-2" table:formula="of:=SUM([.J3:.J7])" office:value-type="float" office:value="210.32300000000396">
            <text:p>210.323000</text:p>
          </table:table-cell>
          <table:table-cell table:number-columns-repeated="3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string">
            <text:p>誤差</text:p>
          </table:table-cell>
          <table:table-cell table:style-name="ACE-2" table:formula="of:=[.D9]-[.D7]" office:value-type="float" office:value="0.75665555555559649">
            <text:p>0.756656</text:p>
          </table:table-cell>
          <table:table-cell table:style-name="ACE-2"/>
          <table:table-cell table:style-name="ACE-2" office:value-type="string">
            <text:p>真值</text:p>
          </table:table-cell>
          <table:table-cell table:style-name="ACE-2" table:formula="of:=[.F13]-[.F14]" office:value-type="float" office:value="-241.28300000028685">
            <text:p>−241.283000</text:p>
          </table:table-cell>
          <table:table-cell table:style-name="ACE-2" table:formula="of:=[.G13]-[.G14]" office:value-type="float" office:value="210.32300000000396">
            <text:p>210.323000</text:p>
          </table:table-cell>
          <table:table-cell table:number-columns-repeated="5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string">
            <text:p>簡易平差</text:p>
          </table:table-cell>
          <table:table-cell table:style-name="ACE-2" table:formula="of:=[.D10]/4" office:value-type="float" office:value="0.18916388888889912">
            <text:p>0.189164</text:p>
          </table:table-cell>
          <table:table-cell table:style-name="ACE-2"/>
          <table:table-cell table:style-name="ACE-2" office:value-type="string">
            <text:p>差</text:p>
          </table:table-cell>
          <table:table-cell table:style-name="ACE-2" table:formula="of:=[.G9]-[.G10]" office:value-type="float" office:value="-26.204852569263778">
            <text:p>−26.204853</text:p>
          </table:table-cell>
          <table:table-cell table:style-name="ACE-2" table:formula="of:=[.H9]-[.H10]" office:value-type="float" office:value="-33.388252586393747">
            <text:p>−33.388253</text:p>
          </table:table-cell>
          <table:table-cell table:number-columns-repeated="5" table:style-name="ACE-2"/>
          <table:table-cell table:number-columns-repeated="16371" table:style-name="ACE-0"/>
        </table:table-row>
        <table:table-row table:style-name="AROW-0">
          <table:table-cell table:number-columns-repeated="13" table:style-name="ACE-2"/>
          <table:table-cell table:number-columns-repeated="16371" table:style-name="ACE-0"/>
        </table:table-row>
        <table:table-row table:style-name="AROW-0">
          <table:table-cell table:number-columns-repeated="4" table:style-name="ACE-2"/>
          <table:table-cell table:style-name="ACE-2" office:value-type="string">
            <text:p>ck04</text:p>
          </table:table-cell>
          <table:table-cell table:style-name="ACE-2" office:value-type="float" office:value="2544288.7319999998">
            <text:p>2544288.732000</text:p>
          </table:table-cell>
          <table:table-cell table:style-name="ACE-2" office:value-type="float" office:value="169926.476">
            <text:p>169926.476000</text:p>
          </table:table-cell>
          <table:table-cell table:style-name="ACE-2" office:value-type="float" office:value="21.707999999999998">
            <text:p>21.708000</text:p>
          </table:table-cell>
          <table:table-cell table:style-name="ACE-2" office:value-type="float" office:value="2">
            <text:p>2.000000</text:p>
          </table:table-cell>
          <table:table-cell table:style-name="ACE-2"/>
          <table:table-cell table:style-name="ACE-2" table:formula="of:=[.K7]-[.F14]" office:value-type="float" office:value="0">
            <text:p>0.000000</text:p>
          </table:table-cell>
          <table:table-cell table:style-name="ACE-2" table:formula="of:=[.L7]-[.G14]" office:value-type="float" office:value="-2.9103830456733704e-11">
            <text:p>0.000000</text:p>
          </table:table-cell>
          <table:table-cell table:style-name="ACE-2"/>
          <table:table-cell table:number-columns-repeated="16371" table:style-name="ACE-0"/>
        </table:table-row>
        <table:table-row table:style-name="AROW-0">
          <table:table-cell table:number-columns-repeated="4" table:style-name="ACE-2"/>
          <table:table-cell table:style-name="ACE-2" office:value-type="string">
            <text:p>gf01</text:p>
          </table:table-cell>
          <table:table-cell table:style-name="ACE-2" office:value-type="float" office:value="2544530.0150000001">
            <text:p>2544530.015000</text:p>
          </table:table-cell>
          <table:table-cell table:style-name="ACE-2" office:value-type="float" office:value="169716.15299999999">
            <text:p>169716.153000</text:p>
          </table:table-cell>
          <table:table-cell table:style-name="ACE-2" office:value-type="float" office:value="19.353000000000002">
            <text:p>19.353000</text:p>
          </table:table-cell>
          <table:table-cell table:style-name="ACE-2" office:value-type="float" office:value="2">
            <text:p>2.000000</text:p>
          </table:table-cell>
          <table:table-cell table:number-columns-repeated="4" table:style-name="ACE-2"/>
          <table:table-cell table:number-columns-repeated="16371" table:style-name="ACE-0"/>
        </table:table-row>
        <table:table-row table:style-name="AROW-0">
          <table:table-cell table:number-columns-repeated="4" table:style-name="ACE-2"/>
          <table:table-cell table:style-name="ACE-2" office:value-type="string">
            <text:p>gf02</text:p>
          </table:table-cell>
          <table:table-cell table:style-name="ACE-2" office:value-type="float" office:value="2544473.7420000001">
            <text:p>2544473.742000</text:p>
          </table:table-cell>
          <table:table-cell table:style-name="ACE-2" office:value-type="float" office:value="169760.74299999999">
            <text:p>169760.743000</text:p>
          </table:table-cell>
          <table:table-cell table:style-name="ACE-2" office:value-type="float" office:value="19.492000000000001">
            <text:p>19.492000</text:p>
          </table:table-cell>
          <table:table-cell table:style-name="ACE-2" office:value-type="float" office:value="2">
            <text:p>2.000000</text:p>
          </table:table-cell>
          <table:table-cell table:number-columns-repeated="4" table:style-name="ACE-2"/>
          <table:table-cell table:number-columns-repeated="16371" table:style-name="ACE-0"/>
        </table:table-row>
        <table:table-row table:style-name="AROW-0">
          <table:table-cell table:number-columns-repeated="13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float" office:value="135.2535">
            <text:p>135.253500</text:p>
          </table:table-cell>
          <table:table-cell table:style-name="ACE-2" office:value-type="float" office:value="135">
            <text:p>135.000000</text:p>
          </table:table-cell>
          <table:table-cell table:style-name="ACE-2" office:value-type="float" office:value="25">
            <text:p>25.000000</text:p>
          </table:table-cell>
          <table:table-cell table:style-name="ACE-2" office:value-type="float" office:value="35">
            <text:p>35.000000</text:p>
          </table:table-cell>
          <table:table-cell table:number-columns-repeated="7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float" office:value="267.58460000000002">
            <text:p>267.584600</text:p>
          </table:table-cell>
          <table:table-cell table:style-name="ACE-2" office:value-type="float" office:value="267">
            <text:p>267.000000</text:p>
          </table:table-cell>
          <table:table-cell table:style-name="ACE-2" office:value-type="float" office:value="58">
            <text:p>58.000000</text:p>
          </table:table-cell>
          <table:table-cell table:style-name="ACE-2" office:value-type="float" office:value="46">
            <text:p>46.000000</text:p>
          </table:table-cell>
          <table:table-cell table:style-name="ACE-2"/>
          <table:table-cell table:style-name="ACE-2" office:value-type="string">
            <text:p>我不知道為什麼負號不見了；</text:p>
          </table:table-cell>
          <table:table-cell table:number-columns-repeated="5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float" office:value="107.22029999999999">
            <text:p>107.220300</text:p>
          </table:table-cell>
          <table:table-cell table:style-name="ACE-2" office:value-type="float" office:value="107">
            <text:p>107.000000</text:p>
          </table:table-cell>
          <table:table-cell table:style-name="ACE-2" office:value-type="float" office:value="22">
            <text:p>22.000000</text:p>
          </table:table-cell>
          <table:table-cell table:style-name="ACE-2" office:value-type="float" office:value="3">
            <text:p>3.000000</text:p>
          </table:table-cell>
          <table:table-cell table:style-name="ACE-2"/>
          <table:table-cell table:style-name="ACE-2" office:value-type="string">
            <text:p>被括住以紅色顯示的是負數。 (如果有顏色的話。) </text:p>
          </table:table-cell>
          <table:table-cell table:number-columns-repeated="5" table:style-name="ACE-2"/>
          <table:table-cell table:number-columns-repeated="16371" table:style-name="ACE-0"/>
        </table:table-row>
        <table:table-row table:style-name="AROW-0">
          <table:table-cell table:number-columns-repeated="2" table:style-name="ACE-2"/>
          <table:table-cell table:style-name="ACE-2" office:value-type="float" office:value="214.46250000000001">
            <text:p>214.462500</text:p>
          </table:table-cell>
          <table:table-cell table:style-name="ACE-2" office:value-type="float" office:value="214">
            <text:p>214.000000</text:p>
          </table:table-cell>
          <table:table-cell table:style-name="ACE-2" office:value-type="float" office:value="46">
            <text:p>46.000000</text:p>
          </table:table-cell>
          <table:table-cell table:style-name="ACE-2" office:value-type="float" office:value="25">
            <text:p>25.000000</text:p>
          </table:table-cell>
          <table:table-cell table:number-columns-repeated="7" table:style-name="ACE-2"/>
          <table:table-cell table:number-columns-repeated="16371" table:style-name="ACE-0"/>
        </table:table-row>
        <table:table-row table:style-name="AROW-0">
          <table:table-cell table:number-columns-repeated="13" table:style-name="ACE-2"/>
          <table:table-cell table:number-columns-repeated="16371" table:style-name="ACE-0"/>
        </table:table-row>
        <table:table-row table:style-name="AROW-0" table:number-rows-repeated="1048555">
          <table:table-cell table:number-columns-repeated="16384"/>
        </table:table-row>
        <table:named-expressions>
          <table:named-expression table:name="Print_Area" table:expression="of:=#參照有誤!" table:base-cell-address="$'traverse-B6'.$A$1"/>
          <table:named-expression table:name="Sheet_Title" table:expression="of:=&quot;traverse-B6&quot;" table:base-cell-address="$'traverse-B6'.$A$1"/>
        </table:named-expressions>
        <gnm:selections gnm:cursor-col="6" gnm:cursor-row="2">
          <gnm:selection gnm:start-col="6" gnm:start-row="2" gnm:end-col="6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currency-style style:name="ND-0-0">
      <number:number number:decimal-places="5" number:grouping="false" number:min-integer-digits="1"/>
      <number:text> </number:text>
    </number:currency-style>
    <number:number-style style:name="ND-0">
      <style:text-properties fo:color="#FF0000"/>
      <number:text>(</number:text>
      <number:number number:decimal-places="5" number:grouping="false" number:min-integer-digits="1"/>
      <number:text>)</number:text>
      <style:map style:condition="value()&gt;=0" style:apply-style-name="ND-0-0"/>
    </number:number-style>
    <number:number-style style:name="ND-1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4pt" style:use-optimal-column-width="true"/>
    </style:default-style>
    <style:default-style style:family="table-row">
      <style:table-row-properties style:row-height="16.5pt" style:use-optimal-row-height="true"/>
    </style:default-style>
  </office:styles>
  <office:automatic-styles>
    <style:page-layout style:name="pl-0" style:page-usage="all">
      <style:page-layout-properties fo:margin-top="21.599999999999998pt" fo:margin-bottom="21.599999999999998pt" fo:margin-left="50.4pt" fo:margin-right="50.4pt" fo:page-width="595.2755905511812pt" fo:page-height="841.8897637795276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32.400000000000006pt" svg:height="32.400000000000006pt" style:dynamic-spacing="true"/>
      </style:header-style>
      <style:footer-style>
        <style:header-footer-properties fo:border="none" style:shadow="none" fo:padding="0pt" fo:margin="0pt" fo:min-height="32.400000000000006pt" svg:height="32.400000000000006pt" style:dynamic-spacing="true"/>
      </style:footer-style>
    </style:page-layout>
  </office:automatic-styles>
  <office:master-styles>
    <style:master-page style:name="ta-mp-0" style:display-name="traverse-B6" style:page-layout-name="pl-0">
      <style:header style:display="tru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user</dc:creator>
    <dc:date>2016-03-27T08:41:27Z</dc:date>
    <meta:creation-date>2016-03-24T02:17:10Z</meta:creation-date>
    <meta:generator>gnumeric/1.12.27</meta:generator>
    <meta:initial-creator>user</meta:initial-creator>
  </office:meta>
</office:document-meta>
</file>